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61e4" officeooo:paragraph-rsid="000861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L – Arranjo Produtivo Local</text:p>
      <text:p text:style-name="P1"/>
      <text:p text:style-name="P1">1. APL – TI Asserti</text:p>
      <text:p text:style-name="P1"/>
      <text:p text:style-name="P1">2. APL – Alimentos de custos de transação</text:p>
      <text:p text:style-name="P1"/>
      <text:p text:style-name="P1">3. Saúde -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4:41:42.439127054</meta:creation-date>
    <dc:date>2019-10-29T14:55:55.138915400</dc:date>
    <meta:editing-duration>PT4M2S</meta:editing-duration>
    <meta:editing-cycles>1</meta:editing-cycles>
    <meta:document-statistic meta:table-count="0" meta:image-count="0" meta:object-count="0" meta:page-count="1" meta:paragraph-count="5" meta:word-count="18" meta:character-count="100" meta:non-whitespace-character-count="82"/>
    <meta:generator>LibreOffice/6.0.7.3$Linux_X86_64 LibreOffice_project/00m0$Build-3</meta:generator>
  </office:meta>
</office:document-meta>
</file>